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Wsdl11WrapperMapper.toODE( Message dest , NormalizedMessage src , javax . wsdl . Message msgd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biWsdl11WrapperMapper.isRecognized( NormalizedMessage nmsMsg , Operation o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biWsdl11WrapperMapper.toNMS( NormalizedMessage nmsMsg , Message odeMsg , javax . wsdl . Message msgdef , QName fa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Wsdl11WrapperMapper.JbiWsdl11Wrappe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iWsdl11WrapperMapper.toFaultType( javax . jbi . messaging . Fault jbiFlt , Collection &lt; Fault &gt; fault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